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i>S</mi>
          <mrow>
            <mo stretchy="false">(</mo>
            <mrow>
              <mstyle mathvariant="bold">
                <mrow>
                  <mi>q</mi>
                </mrow>
              </mstyle>
              <mi>,</mi>
              <mi>t</mi>
              <mrow>
                <mi/>
                <mo stretchy="false">∣</mo>
                <mi/>
              </mrow>
              <mstyle mathvariant="bold">
                <mrow>
                  <mo stretchy="false">α</mo>
                </mrow>
              </mstyle>
            </mrow>
            <mo stretchy="false">)</mo>
          </mrow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sub>
        <mi>p</mi>
        <mi>j</mi>
      </msub>
      <mrow>
        <mo stretchy="false">(</mo>
        <mrow>
          <mstyle mathvariant="bold">
            <mrow>
              <mi>q</mi>
            </mrow>
          </mstyle>
          <mi>,</mi>
          <mi>t</mi>
          <mrow>
            <mi/>
            <mo stretchy="false">∣</mo>
            <mi/>
          </mrow>
          <mstyle mathvariant="bold">
            <mrow>
              <mo stretchy="false">α</mo>
            </mrow>
          </mstyle>
        </mrow>
        <mo stretchy="false">)</mo>
      </mrow>
      <mi/>
      <mi>,</mi>
      <mi/>
      <mi>j</mi>
      <mrow>
        <mi/>
        <mo stretchy="false">=</mo>
        <mi/>
      </mrow>
      <mn>1,</mn>
      <mo stretchy="false">…</mo>
      <mi>,</mi>
      <mi>S</mi>
    </mrow>
    <annotation encoding="StarMath 5.0">p_j `=` {partial S( bold q , t ` divides ` bold %ialpha)} over {partial q _j} `=` p_j ( bold q , t ` divides ` bold %ialpha) `,~~~ j`=`1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7:39.961000000</meta:creation-date>
    <meta:generator>LibreOffice/4.1.4.2$Windows_x86 LibreOffice_project/0a0440ccc0227ad9829de5f46be37cfb6edcf72</meta:generator>
  </office:meta>
</office:document-meta>
</file>